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M (g/mol)</text:p>
          </table:table-cell>
          <table:table-cell office:value-type="string">
            <text:p>rho (g/cm^3)</text:p>
          </table:table-cell>
          <table:table-cell office:value-type="string">
            <text:p>Y (Gpa)</text:p>
          </table:table-cell>
          <table:table-cell table:style-name="Default" office:value-type="string">
            <text:p>m (kg)</text:p>
          </table:table-cell>
          <table:table-cell table:style-name="Default" office:value-type="string">
            <text:p>d (m)</text:p>
          </table:table-cell>
          <table:table-cell office:value-type="string">
            <text:p>k_sp (N/m)</text:p>
          </table:table-cell>
          <table:table-cell office:value-type="string">
            <text:p>d sqrt(k/m)</text:p>
          </table:table-cell>
          <table:table-cell office:value-type="string">
            <text:p>v_sound</text:p>
          </table:table-cell>
          <table:table-cell/>
          <table:table-cell office:value-type="string">
            <text:p>T_m (K)</text:p>
          </table:table-cell>
          <table:table-cell office:value-type="string">
            <text:p>T_Lind</text:p>
          </table:table-cell>
          <table:table-cell office:value-type="string">
            <text:p>L_f</text:p>
          </table:table-cell>
          <table:table-cell table:style-name="Default" office:value-type="string">
            <text:p>N_A k_B T_m</text:p>
          </table:table-cell>
          <table:table-cell office:value-type="string">
            <text:p>T_boil</text:p>
          </table:table-cell>
          <table:table-cell office:value-type="string">
            <text:p>L_v</text:p>
          </table:table-cell>
          <table:table-cell office:value-type="string">
            <text:p>12 R T_b</text:p>
          </table:table-cell>
        </table:table-row>
        <table:table-row table:style-name="ro2">
          <table:table-cell office:value-type="string">
            <text:p>Aluminum</text:p>
          </table:table-cell>
          <table:table-cell office:value-type="float" office:value="27">
            <text:p>27</text:p>
          </table:table-cell>
          <table:table-cell office:value-type="float" office:value="2.7">
            <text:p>2.7</text:p>
          </table:table-cell>
          <table:table-cell office:value-type="float" office:value="70">
            <text:p>70</text:p>
          </table:table-cell>
          <table:table-cell table:formula="oooc:=0.001*[.B2]/[.$A$8]" office:value-type="float" office:value="4.48504983388704E-026">
            <text:p>4.49E-026</text:p>
          </table:table-cell>
          <table:table-cell table:formula="oooc:=0.01*POWER(1000*[.E2]/[.C2]; 0.33333333)" office:value-type="float" office:value="0.000000000255153332843908">
            <text:p>2.55E-010</text:p>
          </table:table-cell>
          <table:table-cell table:formula="oooc:=[.D2]*1000000000*[.F2]" office:value-type="float" office:value="17.8607332990735">
            <text:p>17.86</text:p>
          </table:table-cell>
          <table:table-cell table:formula="oooc:=[.F2]*SQRT([.G2]/[.E2])" office:value-type="float" office:value="5091.75210753486">
            <text:p>5091.75</text:p>
          </table:table-cell>
          <table:table-cell office:value-type="float" office:value="5000">
            <text:p>5000</text:p>
          </table:table-cell>
          <table:table-cell office:value-type="string">
            <text:p>Aluminum</text:p>
          </table:table-cell>
          <table:table-cell office:value-type="float" office:value="933.5">
            <text:p>933.5</text:p>
          </table:table-cell>
          <table:table-cell table:formula="oooc:=0.01*[.G2]*[.F2]*[.F2]/[.$B$8]" office:value-type="float" office:value="842.602396797888">
            <text:p>842.6</text:p>
          </table:table-cell>
          <table:table-cell office:value-type="float" office:value="10.7">
            <text:p>10.7</text:p>
          </table:table-cell>
          <table:table-cell table:formula="oooc:=0.001*[.$A$8]*[.$B$8]*[.K2]" office:value-type="float" office:value="7.7551446">
            <text:p>7.76</text:p>
          </table:table-cell>
          <table:table-cell office:value-type="float" office:value="2792">
            <text:p>2792</text:p>
          </table:table-cell>
          <table:table-cell office:value-type="float" office:value="294">
            <text:p>294</text:p>
          </table:table-cell>
          <table:table-cell table:formula="oooc:=0.012*[.$A$8]*[.$B$8]*[.O2]" office:value-type="float" office:value="278.3378304">
            <text:p>278.34</text:p>
          </table:table-cell>
        </table:table-row>
        <table:table-row table:style-name="ro2">
          <table:table-cell office:value-type="string">
            <text:p>Iron</text:p>
          </table:table-cell>
          <table:table-cell office:value-type="float" office:value="55.8">
            <text:p>55.8</text:p>
          </table:table-cell>
          <table:table-cell office:value-type="float" office:value="7.87">
            <text:p>7.87</text:p>
          </table:table-cell>
          <table:table-cell office:value-type="float" office:value="211">
            <text:p>211</text:p>
          </table:table-cell>
          <table:table-cell table:formula="oooc:=0.001*[.B3]/[.$A$8]" office:value-type="float" office:value="9.26910299003322E-026">
            <text:p>9.27E-026</text:p>
          </table:table-cell>
          <table:table-cell table:formula="oooc:=0.01*POWER(1000*[.E3]/[.C3]; 0.33333333)" office:value-type="float" office:value="0.000000000227520780145364">
            <text:p>2.28E-010</text:p>
          </table:table-cell>
          <table:table-cell table:formula="oooc:=[.D3]*1000000000*[.F3]" office:value-type="float" office:value="48.0068846106717">
            <text:p>48.01</text:p>
          </table:table-cell>
          <table:table-cell table:formula="oooc:=[.F3]*SQRT([.G3]/[.E3])" office:value-type="float" office:value="5177.90378419464">
            <text:p>5177.9</text:p>
          </table:table-cell>
          <table:table-cell office:value-type="float" office:value="5120">
            <text:p>5120</text:p>
          </table:table-cell>
          <table:table-cell office:value-type="string">
            <text:p>Iron</text:p>
          </table:table-cell>
          <table:table-cell office:value-type="float" office:value="1811">
            <text:p>1811</text:p>
          </table:table-cell>
          <table:table-cell table:formula="oooc:=0.01*[.G3]*[.F3]*[.F3]/[.$B$8]" office:value-type="float" office:value="1800.80452596351">
            <text:p>1800.8</text:p>
          </table:table-cell>
          <table:table-cell office:value-type="float" office:value="13.8">
            <text:p>13.8</text:p>
          </table:table-cell>
          <table:table-cell table:formula="oooc:=0.001*[.$A$8]*[.$B$8]*[.K3]" office:value-type="float" office:value="15.0450636">
            <text:p>15.05</text:p>
          </table:table-cell>
          <table:table-cell office:value-type="float" office:value="3134">
            <text:p>3134</text:p>
          </table:table-cell>
          <table:table-cell office:value-type="float" office:value="340">
            <text:p>340</text:p>
          </table:table-cell>
          <table:table-cell table:formula="oooc:=0.012*[.$A$8]*[.$B$8]*[.O3]" office:value-type="float" office:value="312.4322208">
            <text:p>312.43</text:p>
          </table:table-cell>
        </table:table-row>
        <table:table-row table:style-name="ro2">
          <table:table-cell office:value-type="string">
            <text:p>Copper</text:p>
          </table:table-cell>
          <table:table-cell office:value-type="float" office:value="63.5">
            <text:p>63.5</text:p>
          </table:table-cell>
          <table:table-cell office:value-type="float" office:value="8.96">
            <text:p>8.96</text:p>
          </table:table-cell>
          <table:table-cell office:value-type="float" office:value="130">
            <text:p>130</text:p>
          </table:table-cell>
          <table:table-cell table:formula="oooc:=0.001*[.B4]/[.$A$8]" office:value-type="float" office:value="1.05481727574751E-025">
            <text:p>1.05E-025</text:p>
          </table:table-cell>
          <table:table-cell table:formula="oooc:=0.01*POWER(1000*[.E4]/[.C4]; 0.33333333)" office:value-type="float" office:value="0.000000000227486948194293">
            <text:p>2.27E-010</text:p>
          </table:table-cell>
          <table:table-cell table:formula="oooc:=[.D4]*1000000000*[.F4]" office:value-type="float" office:value="29.5733032652581">
            <text:p>29.57</text:p>
          </table:table-cell>
          <table:table-cell table:formula="oooc:=[.F4]*SQRT([.G4]/[.E4])" office:value-type="float" office:value="3809.05975689597">
            <text:p>3809.06</text:p>
          </table:table-cell>
          <table:table-cell office:value-type="float" office:value="3810">
            <text:p>3810</text:p>
          </table:table-cell>
          <table:table-cell office:value-type="string">
            <text:p>Copper</text:p>
          </table:table-cell>
          <table:table-cell office:value-type="float" office:value="1358">
            <text:p>1358</text:p>
          </table:table-cell>
          <table:table-cell table:formula="oooc:=0.01*[.G4]*[.F4]*[.F4]/[.$B$8]" office:value-type="float" office:value="1109.00554998662">
            <text:p>1109.01</text:p>
          </table:table-cell>
          <table:table-cell office:value-type="float" office:value="13.3">
            <text:p>13.3</text:p>
          </table:table-cell>
          <table:table-cell table:formula="oooc:=0.001*[.$A$8]*[.$B$8]*[.K4]" office:value-type="float" office:value="11.2817208">
            <text:p>11.28</text:p>
          </table:table-cell>
          <table:table-cell office:value-type="float" office:value="2835">
            <text:p>2835</text:p>
          </table:table-cell>
          <table:table-cell office:value-type="float" office:value="300.4">
            <text:p>300.4</text:p>
          </table:table-cell>
          <table:table-cell table:formula="oooc:=0.012*[.$A$8]*[.$B$8]*[.O4]" office:value-type="float" office:value="282.624552">
            <text:p>282.62</text:p>
          </table:table-cell>
        </table:table-row>
        <table:table-row table:style-name="ro2">
          <table:table-cell office:value-type="string">
            <text:p>Gold</text:p>
          </table:table-cell>
          <table:table-cell office:value-type="float" office:value="197">
            <text:p>197</text:p>
          </table:table-cell>
          <table:table-cell office:value-type="float" office:value="19.3">
            <text:p>19.3</text:p>
          </table:table-cell>
          <table:table-cell office:value-type="float" office:value="78">
            <text:p>78</text:p>
          </table:table-cell>
          <table:table-cell table:formula="oooc:=0.001*[.B5]/[.$A$8]" office:value-type="float" office:value="3.27242524916944E-025">
            <text:p>3.27E-025</text:p>
          </table:table-cell>
          <table:table-cell table:formula="oooc:=0.01*POWER(1000*[.E5]/[.C5]; 0.33333333)" office:value-type="float" office:value="0.000000000256904010791075">
            <text:p>2.57E-010</text:p>
          </table:table-cell>
          <table:table-cell table:formula="oooc:=[.D5]*1000000000*[.F5]" office:value-type="float" office:value="20.0385128417039">
            <text:p>20.04</text:p>
          </table:table-cell>
          <table:table-cell table:formula="oooc:=[.F5]*SQRT([.G5]/[.E5])" office:value-type="float" office:value="2010.33651317229">
            <text:p>2010.34</text:p>
          </table:table-cell>
          <table:table-cell office:value-type="float" office:value="2030">
            <text:p>2030</text:p>
          </table:table-cell>
          <table:table-cell office:value-type="string">
            <text:p>Gold</text:p>
          </table:table-cell>
          <table:table-cell office:value-type="float" office:value="1337">
            <text:p>1337</text:p>
          </table:table-cell>
          <table:table-cell table:formula="oooc:=0.01*[.G5]*[.F5]*[.F5]/[.$B$8]" office:value-type="float" office:value="958.358876871974">
            <text:p>958.36</text:p>
          </table:table-cell>
          <table:table-cell office:value-type="float" office:value="12.55">
            <text:p>12.55</text:p>
          </table:table-cell>
          <table:table-cell table:formula="oooc:=0.001*[.$A$8]*[.$B$8]*[.K5]" office:value-type="float" office:value="11.1072612">
            <text:p>11.11</text:p>
          </table:table-cell>
          <table:table-cell office:value-type="float" office:value="3129">
            <text:p>3129</text:p>
          </table:table-cell>
          <table:table-cell office:value-type="float" office:value="324">
            <text:p>324</text:p>
          </table:table-cell>
          <table:table-cell table:formula="oooc:=0.012*[.$A$8]*[.$B$8]*[.O5]" office:value-type="float" office:value="311.9337648">
            <text:p>311.93</text:p>
          </table:table-cell>
        </table:table-row>
        <table:table-row table:style-name="ro2">
          <table:table-cell office:value-type="string">
            <text:p>Lead</text:p>
          </table:table-cell>
          <table:table-cell office:value-type="float" office:value="207">
            <text:p>207</text:p>
          </table:table-cell>
          <table:table-cell office:value-type="float" office:value="11.3">
            <text:p>11.3</text:p>
          </table:table-cell>
          <table:table-cell office:value-type="float" office:value="16">
            <text:p>16</text:p>
          </table:table-cell>
          <table:table-cell table:formula="oooc:=0.001*[.B6]/[.$A$8]" office:value-type="float" office:value="3.43853820598007E-025">
            <text:p>3.44E-025</text:p>
          </table:table-cell>
          <table:table-cell table:formula="oooc:=0.01*POWER(1000*[.E6]/[.C6]; 0.33333333)" office:value-type="float" office:value="0.000000000312199266685412">
            <text:p>3.12E-010</text:p>
          </table:table-cell>
          <table:table-cell table:formula="oooc:=[.D6]*1000000000*[.F6]" office:value-type="float" office:value="4.99518826696659">
            <text:p>5</text:p>
          </table:table-cell>
          <table:table-cell table:formula="oooc:=[.F6]*SQRT([.G6]/[.E6])" office:value-type="float" office:value="1189.92854308633">
            <text:p>1189.93</text:p>
          </table:table-cell>
          <table:table-cell office:value-type="float" office:value="1190">
            <text:p>1190</text:p>
          </table:table-cell>
          <table:table-cell office:value-type="string">
            <text:p>Lead</text:p>
          </table:table-cell>
          <table:table-cell office:value-type="float" office:value="600.6">
            <text:p>600.6</text:p>
          </table:table-cell>
          <table:table-cell table:formula="oooc:=0.01*[.G6]*[.F6]*[.F6]/[.$B$8]" office:value-type="float" office:value="352.806462869992">
            <text:p>352.81</text:p>
          </table:table-cell>
          <table:table-cell office:value-type="float" office:value="4.77">
            <text:p>4.77</text:p>
          </table:table-cell>
          <table:table-cell table:formula="oooc:=0.001*[.$A$8]*[.$B$8]*[.K6]" office:value-type="float" office:value="4.98954456">
            <text:p>4.99</text:p>
          </table:table-cell>
          <table:table-cell office:value-type="float" office:value="2022">
            <text:p>2022</text:p>
          </table:table-cell>
          <table:table-cell office:value-type="float" office:value="179.5">
            <text:p>179.5</text:p>
          </table:table-cell>
          <table:table-cell table:formula="oooc:=0.012*[.$A$8]*[.$B$8]*[.O6]" office:value-type="float" office:value="201.5756064">
            <text:p>201.58</text:p>
          </table:table-cell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3"/>
        </table:table-row>
        <table:table-row table:style-name="ro2">
          <table:table-cell table:style-name="ce1" office:value-type="float" office:value="6.02E+023">
            <text:p>6.02E+023</text:p>
          </table:table-cell>
          <table:table-cell table:style-name="ce1" office:value-type="float" office:value="1.38E-023">
            <text:p>1.38E-023</text:p>
          </table:table-cell>
          <table:table-cell table:formula="oooc:=[.A8]*[.B8]" office:value-type="float" office:value="8.3076">
            <text:p>8.31</text:p>
          </table:table-cell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4">10/14/2009</text:date>, <text:time>00:2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Ben Vollmayr-Lee</meta:initial-creator>
    <meta:creation-date>2009-10-13T23:54:33</meta:creation-date>
    <dc:creator>Ben Vollmayr-Lee</dc:creator>
    <dc:date>2009-10-14T00:23:03</dc:date>
    <meta:editing-cycles>1</meta:editing-cycles>
    <meta:editing-duration>PT12M50S</meta:editing-duration>
    <meta:user-defined meta:name="Info 1"/>
    <meta:user-defined meta:name="Info 2"/>
    <meta:user-defined meta:name="Info 3"/>
    <meta:user-defined meta:name="Info 4"/>
    <meta:document-statistic meta:table-count="3" meta:cell-count="103"/>
  </office:meta>
</office:document-meta>
</file>